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c197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fo:language="nl" fo:country="NL" officeooo:paragraph-rsid="02161321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0755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0f0755" officeooo:paragraph-rsid="020f0755" fo:hyphenate="false" fo:hyphenation-remain-char-count="2" fo:hyphenation-push-char-count="2" loext:hyphenation-no-caps="false"/>
    </style:style>
    <style:style style:name="P33" style:family="paragraph" style:parent-style-name="Standard">
      <style:text-properties officeooo:paragraph-rsid="01dee125"/>
    </style:style>
    <style:style style:name="P34" style:family="paragraph" style:parent-style-name="Standard">
      <style:text-properties officeooo:paragraph-rsid="01e48f74"/>
    </style:style>
    <style:style style:name="P35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style:font-name="Liberation Sans1" fo:font-size="12pt" officeooo:paragraph-rsid="01dee125" style:font-size-asian="12pt" style:font-size-complex="12pt"/>
    </style:style>
    <style:style style:name="P37" style:family="paragraph" style:parent-style-name="Standard">
      <style:text-properties style:font-name="Liberation Sans1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38" style:family="paragraph" style:parent-style-name="Standard">
      <style:text-properties officeooo:paragraph-rsid="020f0755"/>
    </style:style>
    <style:style style:name="P3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161321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text-properties style:font-name="Liberation Sans1" fo:font-size="12pt" fo:font-weight="bold" officeooo:paragraph-rsid="0189d6f0" style:font-size-asian="12pt" style:font-weight-asian="bold" style:font-size-complex="12pt" style:font-weight-complex="bold"/>
    </style:style>
    <style:style style:name="P44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c86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5c0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910c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1bbc5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Liberation Sans1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Liberation Sans1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Liberation Sans1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Liberation Sans1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Liberation Sans1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Liberation Sans1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Liberation Sans1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1" fo:font-size="12pt" fo:language="nl" fo:country="NL" fo:font-weight="normal" officeooo:rsid="0217943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font-name="Liberation Sans1" fo:font-size="12pt" style:text-underline-style="none" fo:font-weight="normal" officeooo:rsid="018cdc78" style:font-weight-asian="normal" style:font-weight-complex="normal"/>
    </style:style>
    <style:style style:name="T74" style:family="text">
      <style:text-properties fo:color="#000000" style:font-name="Liberation Sans1" fo:font-size="12pt" style:text-underline-style="none" fo:font-weight="normal" officeooo:rsid="01e228c8" style:font-weight-asian="normal" style:font-weight-complex="normal"/>
    </style:style>
    <style:style style:name="T75" style:family="text">
      <style:text-properties fo:color="#000000" style:text-underline-style="none" fo:font-weight="normal" officeooo:rsid="01fe9f11" style:font-weight-asian="normal" style:font-weight-complex="normal"/>
    </style:style>
    <style:style style:name="T76" style:family="text">
      <style:text-properties fo:color="#000000" style:text-underline-style="none" fo:font-weight="normal" officeooo:rsid="02e5ade6" style:font-weight-asian="normal" style:font-weight-complex="normal"/>
    </style:style>
    <style:style style:name="T77" style:family="text">
      <style:text-properties fo:color="#000000" style:text-underline-style="none" fo:font-weight="normal" officeooo:rsid="0154e886" style:font-weight-asian="normal" style:font-weight-complex="normal"/>
    </style:style>
    <style:style style:name="T78" style:family="text">
      <style:text-properties fo:color="#000000" style:text-underline-style="none" fo:font-weight="normal" officeooo:rsid="0183b5ef" style:font-weight-asian="normal" style:font-weight-complex="normal"/>
    </style:style>
    <style:style style:name="T79" style:family="text">
      <style:text-properties fo:color="#000000" style:font-name="Liberation Sans2" fo:font-size="12pt" fo:font-weight="bold" officeooo:rsid="020f0755" style:font-weight-asian="bold" style:font-weight-complex="bold"/>
    </style:style>
    <style:style style:name="T80" style:family="text">
      <style:text-properties fo:color="#000000" style:font-name="Liberation Mono1" fo:font-size="12pt" fo:language="nl" fo:country="NL" style:text-underline-style="none" fo:font-weight="normal" officeooo:rsid="020b9d9a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81" style:family="text">
      <style:text-properties fo:color="#000000" style:font-name="Liberation Mono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fo:color="#000000" style:font-name="Liberation Mono1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fo:color="#000000" style:font-name="Liberation Mono1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style:font-name="Liberation Mono1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fo:color="#000000" style:font-name="Liberation Mono1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6" style:family="text">
      <style:text-properties fo:color="#000000" style:font-name="Liberation Mono1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style:font-name="Liberation Mono1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style:text-line-through-style="none" style:text-line-through-type="none" style:font-name="Liberation Sans1" fo:font-size="12pt" style:text-underline-style="none" style:font-name-asian="DejaVu Sans1" style:font-size-asian="12pt" style:font-size-complex="12pt"/>
    </style:style>
    <style:style style:name="T89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font-weight="bold" officeooo:rsid="020f0755" style:font-weight-asian="bold" style:font-weight-complex="bold"/>
    </style:style>
    <style:style style:name="T91" style:family="text">
      <style:text-properties fo:font-weight="bold" officeooo:rsid="020f40de" style:font-weight-asian="bold" style:font-weight-complex="bold"/>
    </style:style>
    <style:style style:name="T92" style:family="text">
      <style:text-properties fo:font-weight="bold" officeooo:rsid="02103b2c" style:font-weight-asian="bold" style:font-weight-complex="bold"/>
    </style:style>
    <style:style style:name="T93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style:font-name="Liberation Sans1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style:font-name="Liberation Sans1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7" style:family="text">
      <style:text-properties style:font-name="Liberation Sans1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8" style:family="text">
      <style:text-properties style:font-name="Liberation Sans1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9" style:family="text">
      <style:text-properties style:font-name="Liberation Sans1" fo:font-size="12pt" style:font-size-asian="12pt" style:font-size-complex="12pt"/>
    </style:style>
    <style:style style:name="T100" style:family="text">
      <style:text-properties officeooo:rsid="020f0755"/>
    </style:style>
    <style:style style:name="T101" style:family="text">
      <style:text-properties officeooo:rsid="020f40de"/>
    </style:style>
    <style:style style:name="T102" style:family="text">
      <style:text-properties officeooo:rsid="02103b2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Strong_20_Emphasis"><text:span text:style-name="T58">C</text:span></text:span><text:span text:style-name="Strong_20_Emphasis"><text:span text:style-name="T57">hecklist voor </text:span></text:span><text:span text:style-name="Strong_20_Emphasis"><text:span text:style-name="T59">de installatie</text:span></text:span><text:span text:style-name="Strong_20_Emphasis"><text:span text:style-name="T57"> van </text:span></text:span><text:reference-mark-start text:name="Distributie"/><text:span text:style-name="Strong_20_Emphasis"><text:span text:style-name="T60">Ubunt</text:span></text:span><text:span text:style-name="Strong_20_Emphasis"><text:span text:style-name="T61">u</text:span></text:span><text:reference-mark-end text:name="Distributie"/><text:span text:style-name="Strong_20_Emphasis"><text:span text:style-name="T60"> </text:span></text:span><text:reference-mark-start text:name="Versie"/><text:span text:style-name="Strong_20_Emphasis"><text:span text:style-name="T62">2</text:span></text:span><text:span text:style-name="Strong_20_Emphasis"><text:span text:style-name="T71">2</text:span></text:span><text:span text:style-name="Strong_20_Emphasis"><text:span text:style-name="T60">.</text:span></text:span><text:span text:style-name="Strong_20_Emphasis"><text:span text:style-name="T63">04</text:span></text:span><text:reference-mark-end text:name="Versie"/><text:span text:style-name="Strong_20_Emphasis"><text:span text:style-name="T69"> </text:span></text:span><text:span text:style-name="Strong_20_Emphasis"><text:span text:style-name="T70">LTS</text:span></text:span><text:span text:style-name="Strong_20_Emphasis"><text:span text:style-name="T57"> </text:span></text:span><text:reference-mark-start text:name="Editie"/><text:span text:style-name="Strong_20_Emphasis"><text:span text:style-name="T64">desktop</text:span></text:span><text:reference-mark-end text:name="Editie"/><text:span text:style-name="Strong_20_Emphasis"><text:span text:style-name="T65"> </text:span></text:span><text:span text:style-name="Strong_20_Emphasis"><text:span text:style-name="T57">op </text:span></text:span><text:reference-mark-start text:name="Computernaam"/><text:span text:style-name="Strong_20_Emphasis"><text:span text:style-name="T66">pc</text:span></text:span><text:span text:style-name="Strong_20_Emphasis"><text:span text:style-name="T68">06</text:span></text:span><text:reference-mark-end text:name="Computernaam"/><text:span text:style-name="T67">.</text:span></text:p>
      <text:p text:style-name="P6"/>
      <text:p text:style-name="P2"><text:span text:style-name="T7">Kijk op</text:span><text:span text:style-name="T57"> </text:span><text:a xlink:type="simple" xlink:href="https://karelzimmer.nl/" text:style-name="Internet_20_link" text:visited-style-name="Visited_20_Internet_20_Link"><text:span text:style-name="Internet_20_link"><text:span text:style-name="T93">karelzimmer.nl</text:span></text:span></text:a><text:span text:style-name="T57"> </text:span><text:span text:style-name="T14">voor</text:span><text:span text:style-name="T15"> </text:span><text:span text:style-name="T89">deze en andere </text:span><text:span text:style-name="T16">checklists, scripts, en overige bestanden.</text:span></text:p>
      <text:p text:style-name="P35"/>
      <text:p text:style-name="P37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72"/></text:span></text:p>
      <text:p text:style-name="P18"><text:span text:style-name="Definition"><text:span text:style-name="T97">g</text:span></text:span><text:span text:style-name="Definition"><text:span text:style-name="T96">ebruiker</text:span></text:span><text:span text:style-name="T57"><text:tab/><text:tab/><text:tab/><text:tab/></text:span><text:span text:style-name="User_20_Entry"><text:span text:style-name="T80">K</text:span></text:span><text:span text:style-name="User_20_Entry"><text:span text:style-name="T82">arel Zimmer</text:span></text:span></text:p>
      <text:p text:style-name="P19"><text:span text:style-name="Definition"><text:span text:style-name="T97">g</text:span></text:span><text:span text:style-name="Definition"><text:span text:style-name="T96">ebruikersnaam</text:span></text:span><text:span text:style-name="T57"><text:tab/></text:span><text:span text:style-name="T86">karel</text:span></text:p>
      <text:p text:style-name="P21"><text:span text:style-name="Definition"><text:span text:style-name="T97">c</text:span></text:span><text:span text:style-name="Definition"><text:span text:style-name="T96">omputernaam</text:span></text:span><text:span text:style-name="Definition"><text:span text:style-name="T94"><text:tab/><text:tab/></text:span></text:span><text:span text:style-name="User_20_Entry"><text:span text:style-name="T81"><text:reference-ref text:reference-format="text" text:ref-name="Computernaam">pc06</text:reference-ref></text:span></text:span></text:p>
      <text:p text:style-name="P20"><text:span text:style-name="Definition"><text:span text:style-name="T97">o</text:span></text:span><text:span text:style-name="Definition"><text:span text:style-name="T98">pstartmenu</text:span></text:span><text:span text:style-name="T57"><text:tab/><text:tab/><text:tab/></text:span><text:span text:style-name="T87">Blauwe ThinkVantage knop &gt; </text:span><text:span text:style-name="User_20_Entry"><text:span text:style-name="T83">F12</text:span></text:span></text:p>
      <text:p text:style-name="P22"><text:span text:style-name="Definition"><text:span text:style-name="T97">i</text:span></text:span><text:span text:style-name="Definition"><text:span text:style-name="T98">nstellingen</text:span></text:span><text:span text:style-name="T57"><text:tab/><text:tab/><text:tab/></text:span><text:span text:style-name="T87">Blauwe ThinkVantage knop &gt; </text:span><text:span text:style-name="User_20_Entry"><text:span text:style-name="T84">F</text:span></text:span><text:span text:style-name="User_20_Entry"><text:span text:style-name="T85">1</text:span></text:span></text:p>
      <text:p text:style-name="P4"><text:span text:style-name="Definition"><text:span text:style-name="T95"/></text:span></text:p>
      <text:p text:style-name="P12"/>
      <text:list xml:id="list236659450" text:style-name="L1">
        <text:list-item>
          <text:p text:style-name="P43">Installatie voorbereiden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3"><text:span text:style-name="Strong_20_Emphasis"><text:span text:style-name="T23"><text:s/></text:span></text:span><text:span text:style-name="Strong_20_Emphasis"><text:span text:style-name="T41"><draw:control text:anchor-type="as-char" draw:z-index="2" draw:name="Vorm1" draw:style-name="gr1" draw:text-style-name="P4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2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7"/>
      <text:p text:style-name="P15"/>
      <text:list xml:id="list205616778045805" text:continue-numbering="true" text:style-name="L1">
        <text:list-item>
          <text:p text:style-name="P40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3"><text:span text:style-name="Strong_20_Emphasis"><text:span text:style-name="T23"><text:s/></text:span></text:span><text:span text:style-name="Strong_20_Emphasis"><text:span text:style-name="T41"><draw:control text:anchor-type="as-char" draw:z-index="1" draw:name="Vorm2" draw:style-name="gr1" draw:text-style-name="P44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2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8">.</text:span></text:span></text:p>
          </table:table-cell>
        </table:table-row>
      </table:table>
      <text:p text:style-name="P16"/>
      <text:p text:style-name="P16"/>
      <text:list xml:id="list205615818506555" text:continue-numbering="true" text:style-name="L1">
        <text:list-item>
          <text:p text:style-name="P41">Installatie afronden</text:p>
        </text:list-item>
      </text:list>
      <text:p text:style-name="P11"><text:span text:style-name="Emphasis"><text:span text:style-name="T8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23"><text:s/></text:span></text:span><text:span text:style-name="Strong_20_Emphasis"><text:span text:style-name="T41"><draw:control text:anchor-type="as-char" draw:z-index="5" draw:name="Vorm4" draw:style-name="gr1" draw:text-style-name="P44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4">Volg </text:span></text:span><text:span text:style-name="Strong_20_Emphasis"><text:span text:style-name="T28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2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met </text:span></text:span><text:span text:style-name="Strong_20_Emphasis"><text:span text:style-name="T29">extra</text:span></text:span><text:span text:style-name="Strong_20_Emphasis"><text:span text:style-name="T26"> stap</text:span></text:span><text:span text:style-name="Strong_20_Emphasis"><text:span text:style-name="T40">pen </text:span></text:span><text:span text:style-name="Strong_20_Emphasis"><text:span text:style-name="T26">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><text:s/></text:span></text:span><text:span text:style-name="Strong_20_Emphasis"><text:span text:style-name="T41"><draw:control text:anchor-type="as-char" draw:z-index="4" draw:name="Vorm4_0" draw:style-name="gr1" draw:text-style-name="P44" svg:width="0.35cm" svg:height="0.35cm" draw:control="control5"/></text:span></text:span></text:p>
          </table:table-cell>
          <table:table-cell table:style-name="_33_._5f_Installatie_5f_afronden.A1" office:value-type="string">
            <text:p text:style-name="P32">Zorg dat monitor <text:span text:style-name="T92">2</text:span><text:span text:style-name="T102"> </text:span>de eerste wordt via 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49">sche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52">Instellingen </text:span></text:span><text:span text:style-name="Strong_20_Emphasis"><text:span text:style-name="T30">op het pictogram van </text:span></text:span><text:span text:style-name="Strong_20_Emphasis"><text:span text:style-name="T51">Schermen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1"><text:span text:style-name="T100">Kies voor </text:span><text:span text:style-name="T90">Enkel scherm</text:span><text:span text:style-name="T100"> en kies </text:span><text:span text:style-name="T101">scherm </text:span><text:span text:style-name="T91">2</text:span><text:span text:style-name="T101">.</text:span><text:span text:style-name="T100"> Sluit </text:span><text:span text:style-name="T79">I</text:span><text:span text:style-name="T90">nstellingen</text:span><text:span text:style-name="T100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3"><text:s/></text:span></text:span><text:span text:style-name="Strong_20_Emphasis"><text:span text:style-name="T41"><draw:control text:anchor-type="as-char" draw:z-index="3" draw:name="Vorm5" draw:style-name="gr1" draw:text-style-name="P44" svg:width="0.35cm" svg:height="0.35cm" draw:control="control4"/></text:span></text:span></text:p>
          </table:table-cell>
          <table:table-cell table:style-name="_33_._5f_Installatie_5f_afronden.A1" office:value-type="string">
            <text:p text:style-name="P25"><text:span text:style-name="T17">W</text:span><text:span text:style-name="T9">ijzig de </text:span><text:span text:style-name="T17">toetsenbordindelin</text:span><text:span text:style-name="T18">g</text:span><text:span text:style-name="T10">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0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52">Instellingen </text:span></text:span><text:span text:style-name="Strong_20_Emphasis"><text:span text:style-name="T30">op het pictogram van </text:span></text:span><text:span text:style-name="Strong_20_Emphasis"><text:span text:style-name="T53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0"><text:span text:style-name="T8">O</text:span><text:span text:style-name="T9">nder </text:span><text:span text:style-name="Strong_20_Emphasis"><text:span text:style-name="T54">I</text:span></text:span><text:span text:style-name="Strong_20_Emphasis"><text:span text:style-name="T55">nvoerbron</text:span></text:span><text:span text:style-name="T9"> </text:span><text:span text:style-name="T10">klik </text:span><text:span text:style-name="T9">op </text:span><text:span text:style-name="Strong_20_Emphasis"><text:span text:style-name="T55">+</text:span></text:span><text:span text:style-name="T11">, </text:span><text:span text:style-name="T12">klik</text:span><text:span text:style-name="T13"> op </text:span><text:span text:style-name="T43">⋮</text:span><text:span text:style-name="T13">,</text:span><text:span text:style-name="T11"> </text:span><text:span text:style-name="T12">klik op </text:span><text:span text:style-name="T44">Overige</text:span><text:span text:style-name="T12">, klik op</text:span><text:span text:style-name="T9"> <text:line-break/></text:span><text:span text:style-name="Strong_20_Emphasis"><text:span text:style-name="T55">Engels (</text:span></text:span><text:span text:style-name="Strong_20_Emphasis"><text:span text:style-name="T45">GB, </text:span></text:span><text:span text:style-name="Strong_20_Emphasis"><text:span text:style-name="T46">internationaal, met dode toetsen</text:span></text:span><text:span text:style-name="Strong_20_Emphasis"><text:span text:style-name="T55">)</text:span></text:span><text:span text:style-name="T9">, </text:span><text:span text:style-name="T12">en klik op </text:span><text:span text:style-name="T44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24"><text:span text:style-name="T20">Sluit het scherm </text:span><text:span text:style-name="Strong_20_Emphasis"><text:span text:style-name="T56">Regio en taal</text:span></text:span><text:span text:style-name="T20">.</text:span></text:p>
          </table:table-cell>
        </table:table-row>
      </table:table>
      <text:p text:style-name="P8"/>
      <text:p text:style-name="P14"/>
      <text:list xml:id="list205616960866000" text:continue-numbering="true" text:style-name="L1">
        <text:list-item>
          <text:p text:style-name="P42">Gebruiker inrichten</text:p>
        </text:list-item>
      </text:list>
      <text:p text:style-name="P11"><text:span text:style-name="Emphasis"><text:span text:style-name="T88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3"><text:span text:style-name="Strong_20_Emphasis"><text:span text:style-name="T23"><text:s/></text:span></text:span><text:span text:style-name="Strong_20_Emphasis"><text:span text:style-name="T41"><draw:control text:anchor-type="as-char" draw:z-index="0" draw:name="Vorm9" draw:style-name="gr1" draw:text-style-name="P44" svg:width="0.35cm" svg:height="0.35cm" draw:control="control1"/></text:span></text:span></text:p>
          </table:table-cell>
          <table:table-cell table:style-name="_34_._5f_Gebruiker_5f_inrichten.A1" office:value-type="string">
            <text:p text:style-name="P29"><text:span text:style-name="Strong_20_Emphasis"><text:span text:style-name="T24">Volg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2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p text:style-name="P17"/>
      <text:p text:style-name="P23"><text:span text:style-name="T75">Einde checklist, d</text:span><text:span text:style-name="T76">e installatie van </text:span><text:span text:style-name="T76"><text:reference-ref text:reference-format="text" text:ref-name="Distributie">Ubuntu</text:reference-ref></text:span><text:span text:style-name="T76"><text:s/></text:span><text:span text:style-name="T77"><text:reference-ref text:reference-format="text" text:ref-name="Versie">22.04</text:reference-ref></text:span><text:span text:style-name="Strong_20_Emphasis"><text:span text:style-name="T73"><text:s/></text:span></text:span><text:span text:style-name="Strong_20_Emphasis"><text:span text:style-name="T74">LTS</text:span></text:span><text:span text:style-name="T77"> </text:span><text:span text:style-name="T76"><text:reference-ref text:reference-format="text" text:ref-name="Editie">desktop</text:reference-ref></text:span><text:span text:style-name="T76"><text:s/></text:span><text:span text:style-name="T78">op </text:span><text:span text:style-name="T78"><text:reference-ref text:reference-format="text" text:ref-name="Computernaam">pc06</text:reference-ref></text:span><text:span text:style-name="T78"><text:s/></text:span><text:span text:style-name="T76">is voltooid.</text:span></text:p>
      <text:p text:style-name="P9"/>
      <text:p text:style-name="P3"><text:span text:style-name="T42">Geschreven</text:span><text:span text:style-name="T21"> door Karel Zimmer &lt;</text:span><text:a xlink:type="simple" xlink:href="mailto:info@karelzimmer.nl" text:style-name="Internet_20_link" text:visited-style-name="Visited_20_Internet_20_Link"><text:span text:style-name="T99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2.04-desktop-pc06</text:file-name><text:tab/><text:date style:data-style-name="N36" text:date-value="2022-04-13T20:56:15.118420785">13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13T20:56:14.991641256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104</meta:editing-cycles>
    <meta:editing-duration>P7DT7H47M45S</meta:editing-duration>
    <dc:creator>Karel Zimmer</dc:creator>
    <meta:document-statistic meta:table-count="4" meta:image-count="0" meta:object-count="0" meta:page-count="1" meta:paragraph-count="31" meta:word-count="216" meta:character-count="1452" meta:non-whitespace-character-count="1248"/>
    <meta:user-defined meta:name="Info 1"/>
    <meta:user-defined meta:name="Info 2"/>
    <meta:user-defined meta:name="Info 3"/>
    <meta:user-defined meta:name="Info 4"/>
  </office:meta>
</office:document-meta>
</file>